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d0384e" svg:stroke-opacity="50%" draw:stroke-linejoin="miter" svg:stroke-linecap="butt" draw:fill="solid" draw:fill-color="#d0384e" draw:opacity="5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fa9b58" svg:stroke-opacity="50%" draw:stroke-linejoin="miter" svg:stroke-linecap="butt" draw:fill="solid" draw:fill-color="#fa9b58" draw:opacity="50%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212cm" svg:stroke-color="#f7932f" draw:marker-start-width="0.466cm" draw:marker-end-width="0.466cm" svg:stroke-opacity="50%" draw:stroke-linejoin="miter" svg:stroke-linecap="butt" draw:fill="solid" draw:fill-color="#fece7c" draw:opacity="50%" fo:padding-top="0.106cm" fo:padding-bottom="0.106cm" fo:padding-left="0.106cm" fo:padding-right="0.106cm"/>
    </style:style>
    <style:style style:name="gr5" style:family="graphic" style:parent-style-name="standard">
      <style:graphic-properties draw:stroke="solid" svg:stroke-width="0.035cm" svg:stroke-color="#808080" draw:stroke-linejoin="miter" svg:stroke-linecap="butt" draw:fill="solid" draw:fill-color="#808080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35cm" svg:stroke-color="#ee6445" svg:stroke-opacity="50%" draw:stroke-linejoin="miter" svg:stroke-linecap="butt" draw:fill="solid" draw:fill-color="#ee6445" draw:opacity="50%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f4faad" svg:stroke-opacity="50%" draw:stroke-linejoin="miter" svg:stroke-linecap="butt" draw:fill="solid" draw:fill-color="#f4faad" draw:opacity="50%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35cm" svg:stroke-color="#97d5a4" svg:stroke-opacity="50%" draw:stroke-linejoin="miter" svg:stroke-linecap="butt" draw:fill="solid" draw:fill-color="#97d5a4" draw:opacity="50%" fo:padding-top="0.017cm" fo:padding-bottom="0.017cm" fo:padding-left="0.017cm" fo:padding-right="0.017cm"/>
    </style:style>
    <style:style style:name="gr10" style:family="graphic" style:parent-style-name="standard">
      <style:graphic-properties draw:stroke="solid" svg:stroke-width="0.035cm" svg:stroke-color="#fece7c" svg:stroke-opacity="50%" draw:stroke-linejoin="miter" svg:stroke-linecap="butt" draw:fill="solid" draw:fill-color="#fece7c" draw:opacity="50%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fece7c" draw:opacity="50%"/>
    </style:style>
    <style:style style:name="gr12" style:family="graphic" style:parent-style-name="standard">
      <style:graphic-properties draw:stroke="solid" svg:stroke-width="0.035cm" svg:stroke-color="#fece7c" svg:stroke-opacity="50%" draw:stroke-linejoin="miter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fff1a8" svg:stroke-opacity="50%" draw:stroke-linejoin="miter" svg:stroke-linecap="butt" draw:fill="solid" draw:fill-color="#fff1a8" draw:opacity="50%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svg:stroke-color="#5cb7aa" svg:stroke-opacity="50%" draw:stroke-linejoin="miter" svg:stroke-linecap="butt" draw:fill="solid" draw:fill-color="#5cb7aa" draw:opacity="50%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d1ed9c" svg:stroke-opacity="50%" draw:stroke-linejoin="miter" svg:stroke-linecap="butt" draw:fill="solid" draw:fill-color="#d1ed9c" draw:opacity="50%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3682ba" svg:stroke-opacity="50%" draw:stroke-linejoin="miter" svg:stroke-linecap="butt" draw:fill="solid" draw:fill-color="#3682ba" draw:opacity="50%" fo:padding-top="0.017cm" fo:padding-bottom="0.017cm" fo:padding-left="0.017cm" fo:padding-right="0.017cm"/>
    </style:style>
    <style:style style:name="gr17" style:family="graphic" style:parent-style-name="standard">
      <style:graphic-properties draw:stroke="none" svg:stroke-color="#000000" draw:fill="none" draw:fill-color="#ffffff" fo:min-height="2.34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53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29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7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43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d0384e" draw:opacity="50%"/>
    </style:style>
    <style:style style:name="P3" style:family="paragraph">
      <loext:graphic-properties draw:fill="solid" draw:fill-color="#fa9b58" draw:opacity="50%"/>
    </style:style>
    <style:style style:name="P4" style:family="paragraph">
      <loext:graphic-properties draw:fill="solid" draw:fill-color="#fece7c" draw:opacity="50%"/>
    </style:style>
    <style:style style:name="P5" style:family="paragraph">
      <loext:graphic-properties draw:fill="solid" draw:fill-color="#808080"/>
    </style:style>
    <style:style style:name="P6" style:family="paragraph">
      <loext:graphic-properties draw:fill="none"/>
    </style:style>
    <style:style style:name="P7" style:family="paragraph">
      <loext:graphic-properties draw:fill="solid" draw:fill-color="#ee6445" draw:opacity="50%"/>
    </style:style>
    <style:style style:name="P8" style:family="paragraph">
      <loext:graphic-properties draw:fill="solid" draw:fill-color="#f4faad" draw:opacity="50%"/>
    </style:style>
    <style:style style:name="P9" style:family="paragraph">
      <loext:graphic-properties draw:fill="solid" draw:fill-color="#97d5a4" draw:opacity="50%"/>
    </style:style>
    <style:style style:name="P10" style:family="paragraph">
      <loext:graphic-properties draw:fill="solid" draw:fill-color="#fff1a8" draw:opacity="50%"/>
    </style:style>
    <style:style style:name="P11" style:family="paragraph">
      <loext:graphic-properties draw:fill="solid" draw:fill-color="#5cb7aa" draw:opacity="50%"/>
    </style:style>
    <style:style style:name="P12" style:family="paragraph">
      <loext:graphic-properties draw:fill="solid" draw:fill-color="#d1ed9c" draw:opacity="50%"/>
    </style:style>
    <style:style style:name="P13" style:family="paragraph">
      <loext:graphic-properties draw:fill="solid" draw:fill-color="#3682ba" draw:opacity="50%"/>
    </style:style>
    <style:style style:name="P14" style:family="paragraph">
      <style:text-properties fo:font-size="72pt" fo:font-weight="bold" style:font-size-asian="72pt" style:font-weight-asian="bold" style:font-size-complex="72pt" style:font-weight-complex="bold"/>
    </style:style>
    <style:style style:name="P15" style:family="paragraph">
      <loext:graphic-properties draw:fill="none" draw:fill-color="#ffffff"/>
      <style:text-properties fo:font-size="72pt" fo:font-weight="bold" style:font-size-asian="72pt" style:font-weight-asian="bold" style:font-size-complex="72pt" style:font-weight-complex="bold"/>
    </style:style>
    <style:style style:name="P16" style:family="paragraph">
      <style:text-properties fo:font-size="40pt" fo:font-weight="bold" style:font-size-asian="40pt" style:font-weight-asian="bold" style:font-size-complex="40pt" style:font-weight-complex="bold"/>
    </style:style>
    <style:style style:name="P17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8" style:family="paragraph">
      <style:text-properties fo:font-size="54pt" style:font-size-asian="54pt" style:font-size-complex="54pt"/>
    </style:style>
    <style:style style:name="P19" style:family="paragraph">
      <loext:graphic-properties draw:fill="none" draw:fill-color="#ffffff"/>
      <style:text-properties fo:font-size="54pt" style:font-size-asian="54pt" style:font-size-complex="54pt"/>
    </style:style>
    <style:style style:name="P20" style:family="paragraph">
      <loext:graphic-properties draw:fill="solid" draw:fill-color="#808080"/>
      <style:text-properties fo:font-size="26pt"/>
    </style:style>
    <style:style style:name="P21" style:family="paragraph">
      <style:text-properties fo:font-size="42pt" style:font-size-asian="42pt" style:font-size-complex="42pt"/>
    </style:style>
    <style:style style:name="P22" style:family="paragraph">
      <loext:graphic-properties draw:fill="none" draw:fill-color="#ffffff"/>
      <style:text-properties fo:font-size="42pt" style:font-size-asian="42pt" style:font-size-complex="42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style:text-position="-8% 58%"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text-position="-8% 58%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.879cm" svg:height="11.387cm" svg:x="0.996cm" svg:y="4.339cm" svg:viewBox="0 0 11880 11388" draw:points="0,11388 11880,11388 11880,0 0,0">
          <text:p/>
        </draw:polygon>
        <draw:polygon draw:style-name="gr2" draw:text-style-name="P2" draw:layer="layout" svg:width="2.633cm" svg:height="3.947cm" svg:x="7.283cm" svg:y="7.744cm" svg:viewBox="0 0 2634 3948" draw:points="1965,0 0,3550 1485,3948 2634,2544">
          <text:p/>
        </draw:polygon>
        <draw:polygon draw:style-name="gr3" draw:text-style-name="P3" draw:layer="layout" svg:width="9.899cm" svg:height="9.489cm" svg:x="1.986cm" svg:y="5.288cm" svg:viewBox="0 0 9900 9490" draw:points="3381,0 1704,1631 601,3859 0,6707 354,7888 2406,9278 5051,9490 6957,8250 9900,5225 7578,1571 7146,1176">
          <text:p/>
        </draw:polygon>
        <draw:polygon draw:style-name="gr4" draw:text-style-name="P4" draw:layer="layout" svg:width="4.07cm" svg:height="1.918cm" svg:x="6.373cm" svg:y="10.933cm" svg:viewBox="0 0 4071 1919" draw:points="0,0 103,1318 4071,1919 2767,985">
          <text:p/>
        </draw:polygon>
        <draw:polygon draw:style-name="gr5" draw:text-style-name="P5" draw:layer="layout" svg:width="0.53cm" svg:height="0.529cm" svg:x="9.445cm" svg:y="10.646cm" svg:viewBox="0 0 531 530" draw:points="177,530 354,530 354,353 531,353 531,176 354,176 354,0 177,0 177,176 0,176 0,353 177,353">
          <text:p/>
        </draw:polygon>
        <draw:polygon draw:style-name="gr5" draw:text-style-name="P5" draw:layer="layout" svg:width="0.53cm" svg:height="0.529cm" svg:x="2.381cm" svg:y="11.114cm" svg:viewBox="0 0 531 530" draw:points="177,530 353,530 353,354 531,354 531,176 353,176 353,0 177,0 177,176 0,176 0,354 177,354">
          <text:p/>
        </draw:polygon>
        <draw:line draw:style-name="gr6" draw:text-style-name="P6" draw:layer="layout" svg:x1="0.996cm" svg:y1="15.726cm" svg:x2="0.996cm" svg:y2="4.339cm">
          <text:p/>
        </draw:line>
        <draw:line draw:style-name="gr6" draw:text-style-name="P6" draw:layer="layout" svg:x1="12.875cm" svg:y1="15.726cm" svg:x2="12.875cm" svg:y2="4.339cm">
          <text:p/>
        </draw:line>
        <draw:line draw:style-name="gr6" draw:text-style-name="P6" draw:layer="layout" svg:x1="0.996cm" svg:y1="15.726cm" svg:x2="12.875cm" svg:y2="15.726cm">
          <text:p/>
        </draw:line>
        <draw:line draw:style-name="gr6" draw:text-style-name="P6" draw:layer="layout" svg:x1="0.996cm" svg:y1="4.339cm" svg:x2="12.875cm" svg:y2="4.339cm">
          <text:p/>
        </draw:line>
        <draw:polygon draw:style-name="gr1" draw:text-style-name="P1" draw:layer="layout" svg:width="11.879cm" svg:height="10.313cm" svg:x="15.251cm" svg:y="4.876cm" svg:viewBox="0 0 11880 10314" draw:points="0,10314 11880,10314 11880,0 0,0">
          <text:p/>
        </draw:polygon>
        <draw:polygon draw:style-name="gr7" draw:text-style-name="P7" draw:layer="layout" svg:width="8.365cm" svg:height="8.593cm" svg:x="17.224cm" svg:y="5.736cm" svg:viewBox="0 0 8366 8594" draw:points="0,3308 137,6216 3680,8594 5071,8487 6060,7906 8366,4482 8234,2682 7056,1383 5248,0 1971,93">
          <text:p/>
        </draw:polygon>
        <draw:polygon draw:style-name="gr8" draw:text-style-name="P8" draw:layer="layout" svg:width="9.899cm" svg:height="8.384cm" svg:x="16.241cm" svg:y="5.814cm" svg:viewBox="0 0 9900 8385" draw:points="302,3453 0,4903 619,5813 4651,8385 9032,7018 9900,5494 9048,1866 5760,217 4886,80 4273,0">
          <text:p/>
        </draw:polygon>
        <draw:line draw:style-name="gr6" draw:text-style-name="P6" draw:layer="layout" svg:x1="15.251cm" svg:y1="15.189cm" svg:x2="15.251cm" svg:y2="4.876cm">
          <text:p/>
        </draw:line>
        <draw:line draw:style-name="gr6" draw:text-style-name="P6" draw:layer="layout" svg:x1="27.13cm" svg:y1="15.189cm" svg:x2="27.13cm" svg:y2="4.876cm">
          <text:p/>
        </draw:line>
        <draw:line draw:style-name="gr6" draw:text-style-name="P6" draw:layer="layout" svg:x1="15.251cm" svg:y1="15.189cm" svg:x2="27.13cm" svg:y2="15.189cm">
          <text:p/>
        </draw:line>
        <draw:line draw:style-name="gr6" draw:text-style-name="P6" draw:layer="layout" svg:x1="15.251cm" svg:y1="4.876cm" svg:x2="27.13cm" svg:y2="4.876cm">
          <text:p/>
        </draw:line>
        <draw:polygon draw:style-name="gr1" draw:text-style-name="P1" draw:layer="layout" svg:width="11.879cm" svg:height="10.203cm" svg:x="29.505cm" svg:y="4.931cm" svg:viewBox="0 0 11880 10204" draw:points="0,10204 11880,10204 11880,0 0,0">
          <text:p/>
        </draw:polygon>
        <draw:polygon draw:style-name="gr9" draw:text-style-name="P9" draw:layer="layout" svg:width="9.899cm" svg:height="8.501cm" svg:x="30.495cm" svg:y="5.782cm" svg:viewBox="0 0 9900 8502" draw:points="0,3068 1520,8502 2826,8232 6869,7280 8919,6544 9191,6269 9900,3952 7009,43 5655,0 4411,1 1606,946">
          <text:p/>
        </draw:polygon>
        <draw:polygon draw:style-name="gr5" draw:text-style-name="P5" draw:layer="layout" svg:width="0.529cm" svg:height="0.529cm" svg:x="31.24cm" svg:y="8.891cm" svg:viewBox="0 0 530 530" draw:points="176,530 353,530 353,353 530,353 530,177 353,177 353,0 176,0 176,177 0,177 0,353 176,353">
          <text:p/>
        </draw:polygon>
        <draw:line draw:style-name="gr6" draw:text-style-name="P6" draw:layer="layout" svg:x1="29.505cm" svg:y1="15.134cm" svg:x2="29.505cm" svg:y2="4.931cm">
          <text:p/>
        </draw:line>
        <draw:line draw:style-name="gr6" draw:text-style-name="P6" draw:layer="layout" svg:x1="41.384cm" svg:y1="15.134cm" svg:x2="41.384cm" svg:y2="4.931cm">
          <text:p/>
        </draw:line>
        <draw:line draw:style-name="gr6" draw:text-style-name="P6" draw:layer="layout" svg:x1="29.505cm" svg:y1="15.134cm" svg:x2="41.384cm" svg:y2="15.134cm">
          <text:p/>
        </draw:line>
        <draw:line draw:style-name="gr6" draw:text-style-name="P6" draw:layer="layout" svg:x1="29.505cm" svg:y1="4.931cm" svg:x2="41.384cm" svg:y2="4.931cm">
          <text:p/>
        </draw:line>
        <draw:polygon draw:style-name="gr1" draw:text-style-name="P1" draw:layer="layout" svg:width="9.221cm" svg:height="12.446cm" svg:x="45.089cm" svg:y="3.81cm" svg:viewBox="0 0 9222 12447" draw:points="0,12447 9222,12447 9222,0 0,0">
          <text:p/>
        </draw:polygon>
        <draw:polygon draw:style-name="gr10" draw:text-style-name="P4" draw:layer="layout" svg:width="7.685cm" svg:height="10.371cm" svg:x="45.857cm" svg:y="4.847cm" svg:viewBox="0 0 7686 10372" draw:points="7686,3971 6004,320 4062,0 0,1628 54,5066 1544,9580 5358,10372 6377,9450 7299,5621">
          <text:p/>
        </draw:polygon>
        <draw:line draw:style-name="gr6" draw:text-style-name="P6" draw:layer="layout" svg:x1="45.089cm" svg:y1="16.256cm" svg:x2="45.089cm" svg:y2="3.81cm">
          <text:p/>
        </draw:line>
        <draw:line draw:style-name="gr6" draw:text-style-name="P6" draw:layer="layout" svg:x1="54.31cm" svg:y1="16.256cm" svg:x2="54.31cm" svg:y2="3.81cm">
          <text:p/>
        </draw:line>
        <draw:line draw:style-name="gr6" draw:text-style-name="P6" draw:layer="layout" svg:x1="45.089cm" svg:y1="16.256cm" svg:x2="54.31cm" svg:y2="16.256cm">
          <text:p/>
        </draw:line>
        <draw:line draw:style-name="gr6" draw:text-style-name="P6" draw:layer="layout" svg:x1="45.089cm" svg:y1="3.81cm" svg:x2="54.31cm" svg:y2="3.81cm">
          <text:p/>
        </draw:line>
        <draw:polygon draw:style-name="gr1" draw:text-style-name="P1" draw:layer="layout" svg:width="11.878cm" svg:height="12.135cm" svg:x="58.015cm" svg:y="3.965cm" svg:viewBox="0 0 11879 12136" draw:points="0,12136 11879,12136 11879,0 0,0">
          <text:p/>
        </draw:polygon>
        <draw:polygon draw:style-name="gr2" draw:text-style-name="P2" draw:layer="layout" svg:width="8.414cm" svg:height="10.113cm" svg:x="59.005cm" svg:y="4.976cm" svg:viewBox="0 0 8415 10114" draw:points="0,0 1780,10114 8415,4901 7292,4092">
          <text:p/>
        </draw:polygon>
        <draw:polygon draw:style-name="gr11" draw:text-style-name="P4" draw:layer="layout" svg:width="2.134cm" svg:height="4.875cm" svg:x="61.751cm" svg:y="7.756cm" svg:viewBox="0 0 2135 4876" draw:points="0,0 2109,4876 2135,4840 1625,3459">
          <text:p/>
        </draw:polygon>
        <draw:polygon draw:style-name="gr12" draw:text-style-name="P6" draw:layer="layout" svg:width="2.134cm" svg:height="4.875cm" svg:x="61.751cm" svg:y="7.756cm" svg:viewBox="0 0 2135 4876" draw:points="0,0 2109,4876 2135,4840 1625,3459">
          <text:p/>
        </draw:polygon>
        <draw:polygon draw:style-name="gr5" draw:text-style-name="P5" draw:layer="layout" svg:width="0.529cm" svg:height="0.529cm" svg:x="68.639cm" svg:y="12.416cm" svg:viewBox="0 0 530 530" draw:points="176,530 353,530 353,354 530,354 530,178 353,178 353,0 176,0 176,178 0,178 0,354 176,354">
          <text:p/>
        </draw:polygon>
        <draw:line draw:style-name="gr6" draw:text-style-name="P6" draw:layer="layout" svg:x1="58.015cm" svg:y1="16.1cm" svg:x2="58.015cm" svg:y2="3.965cm">
          <text:p/>
        </draw:line>
        <draw:line draw:style-name="gr6" draw:text-style-name="P6" draw:layer="layout" svg:x1="69.893cm" svg:y1="16.1cm" svg:x2="69.893cm" svg:y2="3.965cm">
          <text:p/>
        </draw:line>
        <draw:line draw:style-name="gr6" draw:text-style-name="P6" draw:layer="layout" svg:x1="58.015cm" svg:y1="16.1cm" svg:x2="69.893cm" svg:y2="16.1cm">
          <text:p/>
        </draw:line>
        <draw:line draw:style-name="gr6" draw:text-style-name="P6" draw:layer="layout" svg:x1="58.015cm" svg:y1="3.965cm" svg:x2="69.893cm" svg:y2="3.965cm">
          <text:p/>
        </draw:line>
        <draw:polygon draw:style-name="gr1" draw:text-style-name="P1" draw:layer="layout" svg:width="11.879cm" svg:height="10.836cm" svg:x="0.996cm" svg:y="19.55cm" svg:viewBox="0 0 11880 10837" draw:points="0,10837 11880,10837 11880,0 0,0">
          <text:p/>
        </draw:polygon>
        <draw:polygon draw:style-name="gr13" draw:text-style-name="P10" draw:layer="layout" svg:width="9.899cm" svg:height="9.03cm" svg:x="1.986cm" svg:y="20.453cm" svg:viewBox="0 0 9900 9031" draw:points="9900,4419 6170,0 1320,1056 0,4900 321,7971 4241,8991 5386,9031 7223,8590 8535,7262">
          <text:p/>
        </draw:polygon>
        <draw:line draw:style-name="gr6" draw:text-style-name="P6" draw:layer="layout" svg:x1="0.996cm" svg:y1="30.386cm" svg:x2="0.996cm" svg:y2="19.55cm">
          <text:p/>
        </draw:line>
        <draw:line draw:style-name="gr6" draw:text-style-name="P6" draw:layer="layout" svg:x1="12.875cm" svg:y1="30.386cm" svg:x2="12.875cm" svg:y2="19.55cm">
          <text:p/>
        </draw:line>
        <draw:line draw:style-name="gr6" draw:text-style-name="P6" draw:layer="layout" svg:x1="0.996cm" svg:y1="30.386cm" svg:x2="12.875cm" svg:y2="30.386cm">
          <text:p/>
        </draw:line>
        <draw:line draw:style-name="gr6" draw:text-style-name="P6" draw:layer="layout" svg:x1="0.996cm" svg:y1="19.55cm" svg:x2="12.875cm" svg:y2="19.55cm">
          <text:p/>
        </draw:line>
        <draw:polygon draw:style-name="gr1" draw:text-style-name="P1" draw:layer="layout" svg:width="11.54cm" svg:height="12.446cm" svg:x="15.42cm" svg:y="18.745cm" svg:viewBox="0 0 11541 12447" draw:points="0,12447 11541,12447 11541,0 0,0">
          <text:p/>
        </draw:polygon>
        <draw:polygon draw:style-name="gr2" draw:text-style-name="P2" draw:layer="layout" svg:width="9.617cm" svg:height="10.372cm" svg:x="16.382cm" svg:y="19.782cm" svg:viewBox="0 0 9618 10373" draw:points="440,7297 5001,10373 7062,9631 8908,6881 9618,4165 8241,1579 5561,0 3460,558 2238,1043 0,2391 6,6409">
          <text:p/>
        </draw:polygon>
        <draw:line draw:style-name="gr6" draw:text-style-name="P6" draw:layer="layout" svg:x1="15.42cm" svg:y1="31.191cm" svg:x2="15.42cm" svg:y2="18.745cm">
          <text:p/>
        </draw:line>
        <draw:line draw:style-name="gr6" draw:text-style-name="P6" draw:layer="layout" svg:x1="26.96cm" svg:y1="31.191cm" svg:x2="26.96cm" svg:y2="18.745cm">
          <text:p/>
        </draw:line>
        <draw:line draw:style-name="gr6" draw:text-style-name="P6" draw:layer="layout" svg:x1="15.42cm" svg:y1="31.191cm" svg:x2="26.96cm" svg:y2="31.191cm">
          <text:p/>
        </draw:line>
        <draw:line draw:style-name="gr6" draw:text-style-name="P6" draw:layer="layout" svg:x1="15.42cm" svg:y1="18.745cm" svg:x2="26.96cm" svg:y2="18.745cm">
          <text:p/>
        </draw:line>
        <draw:polygon draw:style-name="gr1" draw:text-style-name="P1" draw:layer="layout" svg:width="11.879cm" svg:height="11.299cm" svg:x="29.505cm" svg:y="19.318cm" svg:viewBox="0 0 11880 11300" draw:points="0,11300 11880,11300 11880,0 0,0">
          <text:p/>
        </draw:polygon>
        <draw:polygon draw:style-name="gr14" draw:text-style-name="P11" draw:layer="layout" svg:width="9.899cm" svg:height="9.415cm" svg:x="30.495cm" svg:y="20.26cm" svg:viewBox="0 0 9900 9416" draw:points="0,4757 3375,9201 5990,9416 6815,9057 9252,7706 9900,2494 8493,1012 3634,0 1188,1702">
          <text:p/>
        </draw:polygon>
        <draw:line draw:style-name="gr6" draw:text-style-name="P6" draw:layer="layout" svg:x1="29.505cm" svg:y1="30.617cm" svg:x2="29.505cm" svg:y2="19.318cm">
          <text:p/>
        </draw:line>
        <draw:line draw:style-name="gr6" draw:text-style-name="P6" draw:layer="layout" svg:x1="41.384cm" svg:y1="30.617cm" svg:x2="41.384cm" svg:y2="19.318cm">
          <text:p/>
        </draw:line>
        <draw:line draw:style-name="gr6" draw:text-style-name="P6" draw:layer="layout" svg:x1="29.505cm" svg:y1="30.617cm" svg:x2="41.384cm" svg:y2="30.617cm">
          <text:p/>
        </draw:line>
        <draw:line draw:style-name="gr6" draw:text-style-name="P6" draw:layer="layout" svg:x1="29.505cm" svg:y1="19.318cm" svg:x2="41.384cm" svg:y2="19.318cm">
          <text:p/>
        </draw:line>
        <draw:polygon draw:style-name="gr1" draw:text-style-name="P1" draw:layer="layout" svg:width="11.666cm" svg:height="12.446cm" svg:x="43.866cm" svg:y="18.745cm" svg:viewBox="0 0 11667 12447" draw:points="0,12447 11667,12447 11667,0 0,0">
          <text:p/>
        </draw:polygon>
        <draw:polygon draw:style-name="gr15" draw:text-style-name="P12" draw:layer="layout" svg:width="9.721cm" svg:height="10.372cm" svg:x="44.839cm" svg:y="19.782cm" svg:viewBox="0 0 9722 10373" draw:points="9722,5614 9541,3241 6328,0 2038,878 1350,1205 85,3280 0,4936 1509,8906 4298,10373 7401,9680 7812,9134">
          <text:p/>
        </draw:polygon>
        <draw:line draw:style-name="gr6" draw:text-style-name="P6" draw:layer="layout" svg:x1="43.866cm" svg:y1="31.191cm" svg:x2="43.866cm" svg:y2="18.745cm">
          <text:p/>
        </draw:line>
        <draw:line draw:style-name="gr6" draw:text-style-name="P6" draw:layer="layout" svg:x1="55.532cm" svg:y1="31.191cm" svg:x2="55.532cm" svg:y2="18.745cm">
          <text:p/>
        </draw:line>
        <draw:line draw:style-name="gr6" draw:text-style-name="P6" draw:layer="layout" svg:x1="43.866cm" svg:y1="31.191cm" svg:x2="55.532cm" svg:y2="31.191cm">
          <text:p/>
        </draw:line>
        <draw:line draw:style-name="gr6" draw:text-style-name="P6" draw:layer="layout" svg:x1="43.866cm" svg:y1="18.745cm" svg:x2="55.532cm" svg:y2="18.745cm">
          <text:p/>
        </draw:line>
        <draw:polygon draw:style-name="gr1" draw:text-style-name="P1" draw:layer="layout" svg:width="11.536cm" svg:height="12.446cm" svg:x="58.186cm" svg:y="18.745cm" svg:viewBox="0 0 11537 12447" draw:points="0,12447 11537,12447 11537,0 0,0">
          <text:p/>
        </draw:polygon>
        <draw:polygon draw:style-name="gr16" draw:text-style-name="P13" draw:layer="layout" svg:width="9.614cm" svg:height="10.372cm" svg:x="59.147cm" svg:y="19.782cm" svg:viewBox="0 0 9615 10373" draw:points="8157,996 2545,0 1216,1754 690,2848 0,7547 2065,9641 3364,10373 3727,10316 9035,8894 9615,8004 9545,5955 9397,4939">
          <text:p/>
        </draw:polygon>
        <draw:line draw:style-name="gr6" draw:text-style-name="P6" draw:layer="layout" svg:x1="58.186cm" svg:y1="31.191cm" svg:x2="58.186cm" svg:y2="18.745cm">
          <text:p/>
        </draw:line>
        <draw:line draw:style-name="gr6" draw:text-style-name="P6" draw:layer="layout" svg:x1="69.722cm" svg:y1="31.191cm" svg:x2="69.722cm" svg:y2="18.745cm">
          <text:p/>
        </draw:line>
        <draw:line draw:style-name="gr6" draw:text-style-name="P6" draw:layer="layout" svg:x1="58.186cm" svg:y1="31.191cm" svg:x2="69.722cm" svg:y2="31.191cm">
          <text:p/>
        </draw:line>
        <draw:line draw:style-name="gr6" draw:text-style-name="P6" draw:layer="layout" svg:x1="58.186cm" svg:y1="18.745cm" svg:x2="69.722cm" svg:y2="18.745cm">
          <text:p/>
        </draw:line>
        <draw:frame draw:style-name="gr17" draw:text-style-name="P15" draw:layer="layout" svg:width="2.579cm" svg:height="2.816cm" svg:x="3.868cm" svg:y="8.737cm">
          <draw:text-box>
            <text:p text:style-name="P14"><text:span text:style-name="T1">N</text:span><text:span text:style-name="T2">1</text:span></text:p>
          </draw:text-box>
        </draw:frame>
        <draw:frame draw:style-name="gr17" draw:text-style-name="P15" draw:layer="layout" svg:width="2.579cm" svg:height="2.816cm" svg:x="8.122cm" svg:y="7.879cm">
          <draw:text-box>
            <text:p text:style-name="P14"><text:span text:style-name="T1">N</text:span><text:span text:style-name="T2">2</text:span></text:p>
          </draw:text-box>
        </draw:frame>
        <draw:frame draw:style-name="gr17" draw:text-style-name="P15" draw:layer="layout" svg:width="2.579cm" svg:height="2.816cm" svg:x="8.333cm" svg:y="12.405cm">
          <draw:text-box>
            <text:p text:style-name="P14"><text:span text:style-name="T1">N</text:span><text:span text:style-name="T2">3</text:span></text:p>
          </draw:text-box>
        </draw:frame>
        <draw:frame draw:style-name="gr17" draw:text-style-name="P15" draw:layer="layout" svg:width="2.579cm" svg:height="2.816cm" svg:x="16.702cm" svg:y="4.526cm">
          <draw:text-box>
            <text:p text:style-name="P14"><text:span text:style-name="T1">N</text:span><text:span text:style-name="T2">4</text:span></text:p>
          </draw:text-box>
        </draw:frame>
        <draw:frame draw:style-name="gr17" draw:text-style-name="P15" draw:layer="layout" svg:width="2.579cm" svg:height="2.816cm" svg:x="24.177cm" svg:y="11.526cm">
          <draw:text-box>
            <text:p text:style-name="P14"><text:span text:style-name="T1">N</text:span><text:span text:style-name="T2">5</text:span></text:p>
          </draw:text-box>
        </draw:frame>
        <draw:frame draw:style-name="gr17" draw:text-style-name="P15" draw:layer="layout" svg:width="2.579cm" svg:height="2.816cm" svg:x="33.914cm" svg:y="7.842cm">
          <draw:text-box>
            <text:p text:style-name="P14"><text:span text:style-name="T1">N</text:span><text:span text:style-name="T2">6</text:span></text:p>
          </draw:text-box>
        </draw:frame>
        <draw:frame draw:style-name="gr17" draw:text-style-name="P15" draw:layer="layout" svg:width="2.579cm" svg:height="2.816cm" svg:x="48.807cm" svg:y="7.668cm">
          <draw:text-box>
            <text:p text:style-name="P14"><text:span text:style-name="T1">N</text:span><text:span text:style-name="T2">3</text:span></text:p>
          </draw:text-box>
        </draw:frame>
        <draw:frame draw:style-name="gr17" draw:text-style-name="P15" draw:layer="layout" svg:width="2.579cm" svg:height="2.816cm" svg:x="63.072cm" svg:y="7.615cm">
          <draw:text-box>
            <text:p text:style-name="P14"><text:span text:style-name="T1">N</text:span><text:span text:style-name="T2">2</text:span></text:p>
          </draw:text-box>
        </draw:frame>
        <draw:frame draw:style-name="gr18" draw:text-style-name="P17" draw:layer="layout" svg:width="2.058cm" svg:height="1.563cm" svg:x="63.942cm" svg:y="12.634cm">
          <draw:text-box>
            <text:p text:style-name="P16"><text:span text:style-name="T3">N</text:span><text:span text:style-name="T4">3</text:span></text:p>
          </draw:text-box>
        </draw:frame>
        <draw:frame draw:style-name="gr17" draw:text-style-name="P15" draw:layer="layout" svg:width="2.579cm" svg:height="2.816cm" svg:x="5.334cm" svg:y="23.538cm">
          <draw:text-box>
            <text:p text:style-name="P14"><text:span text:style-name="T1">N</text:span><text:span text:style-name="T2">7</text:span></text:p>
          </draw:text-box>
        </draw:frame>
        <draw:frame draw:style-name="gr17" draw:text-style-name="P15" draw:layer="layout" svg:width="2.579cm" svg:height="2.816cm" svg:x="19.668cm" svg:y="23.272cm">
          <draw:text-box>
            <text:p text:style-name="P14"><text:span text:style-name="T1">N</text:span><text:span text:style-name="T2">2</text:span></text:p>
          </draw:text-box>
        </draw:frame>
        <draw:frame draw:style-name="gr17" draw:text-style-name="P15" draw:layer="layout" svg:width="2.579cm" svg:height="2.816cm" svg:x="34.369cm" svg:y="23.439cm">
          <draw:text-box>
            <text:p text:style-name="P14"><text:span text:style-name="T1">N</text:span><text:span text:style-name="T2">8</text:span></text:p>
          </draw:text-box>
        </draw:frame>
        <draw:frame draw:style-name="gr17" draw:text-style-name="P15" draw:layer="layout" svg:width="2.579cm" svg:height="2.816cm" svg:x="48.237cm" svg:y="23.439cm">
          <draw:text-box>
            <text:p text:style-name="P14"><text:span text:style-name="T1">N</text:span><text:span text:style-name="T2">9</text:span></text:p>
          </draw:text-box>
        </draw:frame>
        <draw:frame draw:style-name="gr19" draw:text-style-name="P15" draw:layer="layout" svg:width="4.163cm" svg:height="2.816cm" svg:x="61.903cm" svg:y="23.106cm">
          <draw:text-box>
            <text:p text:style-name="P14"><text:span text:style-name="T1">N</text:span><text:span text:style-name="T2">10</text:span></text:p>
          </draw:text-box>
        </draw:frame>
        <draw:frame draw:style-name="gr20" draw:text-style-name="P19" draw:layer="layout" svg:width="4.666cm" svg:height="2.11cm" svg:x="5.5cm" svg:y="1.9cm">
          <draw:text-box>
            <text:p text:style-name="P18"><text:span text:style-name="T5">(a)</text:span></text:p>
          </draw:text-box>
        </draw:frame>
        <draw:frame draw:style-name="gr20" draw:text-style-name="P19" draw:layer="layout" svg:width="4.666cm" svg:height="2.11cm" svg:x="20.067cm" svg:y="2.233cm">
          <draw:text-box>
            <text:p text:style-name="P18"><text:span text:style-name="T5">(b)</text:span></text:p>
          </draw:text-box>
        </draw:frame>
        <draw:frame draw:style-name="gr20" draw:text-style-name="P19" draw:layer="layout" svg:width="4.666cm" svg:height="2.11cm" svg:x="34.4cm" svg:y="2.433cm">
          <draw:text-box>
            <text:p text:style-name="P18"><text:span text:style-name="T5">(c)</text:span></text:p>
          </draw:text-box>
        </draw:frame>
        <draw:frame draw:style-name="gr20" draw:text-style-name="P19" draw:layer="layout" svg:width="4.666cm" svg:height="2.11cm" svg:x="48.534cm" svg:y="1.433cm">
          <draw:text-box>
            <text:p text:style-name="P18"><text:span text:style-name="T5">(d)</text:span></text:p>
          </draw:text-box>
        </draw:frame>
        <draw:frame draw:style-name="gr20" draw:text-style-name="P19" draw:layer="layout" svg:width="4.666cm" svg:height="2.11cm" svg:x="63.667cm" svg:y="1.3cm">
          <draw:text-box>
            <text:p text:style-name="P18"><text:span text:style-name="T5">(e)</text:span></text:p>
          </draw:text-box>
        </draw:frame>
        <draw:frame draw:style-name="gr20" draw:text-style-name="P19" draw:layer="layout" svg:width="4.666cm" svg:height="2.11cm" svg:x="5.8cm" svg:y="17.1cm">
          <draw:text-box>
            <text:p text:style-name="P18"><text:span text:style-name="T5">(f)</text:span></text:p>
          </draw:text-box>
        </draw:frame>
        <draw:frame draw:style-name="gr20" draw:text-style-name="P19" draw:layer="layout" svg:width="4.666cm" svg:height="2.11cm" svg:x="20.467cm" svg:y="16.5cm">
          <draw:text-box>
            <text:p text:style-name="P18"><text:span text:style-name="T5">(g)</text:span></text:p>
          </draw:text-box>
        </draw:frame>
        <draw:frame draw:style-name="gr20" draw:text-style-name="P19" draw:layer="layout" svg:width="4.666cm" svg:height="2.11cm" svg:x="34.4cm" svg:y="17.033cm">
          <draw:text-box>
            <text:p text:style-name="P18"><text:span text:style-name="T5">(h)</text:span></text:p>
          </draw:text-box>
        </draw:frame>
        <draw:frame draw:style-name="gr20" draw:text-style-name="P19" draw:layer="layout" svg:width="4.666cm" svg:height="2.11cm" svg:x="48.267cm" svg:y="16.5cm">
          <draw:text-box>
            <text:p text:style-name="P18"><text:span text:style-name="T5">(i)</text:span></text:p>
          </draw:text-box>
        </draw:frame>
        <draw:frame draw:style-name="gr20" draw:text-style-name="P19" draw:layer="layout" svg:width="4.666cm" svg:height="2.11cm" svg:x="63.4cm" svg:y="16.433cm">
          <draw:text-box>
            <text:p text:style-name="P18"><text:span text:style-name="T5">(j)</text:span></text:p>
          </draw:text-box>
        </draw:frame>
        <draw:g>
          <draw:polygon draw:style-name="gr5" draw:text-style-name="P20" draw:layer="layout" svg:width="0.964cm" svg:height="0.964cm" svg:x="1.074cm" svg:y="0.624cm" svg:viewBox="0 0 965 965" draw:points="320,965 643,965 643,643 965,643 965,322 643,322 643,0 320,0 320,322 0,322 0,643 320,643">
            <text:p/>
          </draw:polygon>
          <draw:frame draw:style-name="gr21" draw:text-style-name="P22" draw:layer="layout" svg:width="7.033cm" svg:height="1.644cm" svg:x="2.867cm" svg:y="0.299cm">
            <draw:text-box>
              <text:p text:style-name="P21"><text:span text:style-name="T6">Outlier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70.147cm" fo:page-height="32.1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2T15:38:56.660978059</dc:date>
    <meta:editing-duration>PT25M6S</meta:editing-duration>
    <meta:editing-cycles>33</meta:editing-cycles>
    <meta:generator>LibreOffice/7.4.2.3$MacOSX_X86_64 LibreOffice_project/382eef1f22670f7f4118c8c2dd222ec7ad009daf</meta:generator>
    <meta:document-statistic meta:object-count="96"/>
  </office:meta>
</office:document-meta>
</file>